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c322" officeooo:paragraph-rsid="0004c322"/>
    </style:style>
    <style:style style:name="P2" style:family="paragraph" style:parent-style-name="Standard">
      <style:paragraph-properties fo:text-align="center" style:justify-single-word="false"/>
      <style:text-properties officeooo:rsid="0004c322" officeooo:paragraph-rsid="0004c322"/>
    </style:style>
    <style:style style:name="P3" style:family="paragraph" style:parent-style-name="Standard">
      <style:paragraph-properties fo:text-align="center" style:justify-single-word="false"/>
      <style:text-properties officeooo:paragraph-rsid="0004c322"/>
    </style:style>
    <style:style style:name="P4" style:family="paragraph" style:parent-style-name="Standard">
      <style:text-properties fo:font-weight="bold" officeooo:rsid="0004c322" officeooo:paragraph-rsid="0004c322" style:font-weight-asian="bold" style:font-weight-complex="bold"/>
    </style:style>
    <style:style style:name="T1" style:family="text">
      <style:text-properties officeooo:rsid="0004c322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TFPR</text:p>
      <text:p text:style-name="P2">Universidade Tecnológica Federal do Paraná</text:p>
      <text:p text:style-name="P2">Mateus Tomoo Yonemoto Peixoto, Renan Kodama Rodrigues</text:p>
      <text:p text:style-name="P2">Ciências da Computação – Universidade Tecnológica Federal do Paraná (UTFPR)</text:p>
      <text:p text:style-name="P2">Caixa Postal 271 – 87301-899 – Campo Mourão – PR – Brasil</text:p>
      <text:p text:style-name="P2">Departamento de Ciências da Computação – Universidade de Campo Mourão PR.</text:p>
      <text:p text:style-name="P2">{mateus yonemoto} mateus_tomoo@hotmail.com,</text:p>
      <text:p text:style-name="P3"><text:span text:style-name="T1">{renan kodama} renan_kdm_rdg@hotmail.com.</text:span></text:p>
      <text:p text:style-name="P2"/>
      <text:p text:style-name="P2"/>
      <text:p text:style-name="P2"/>
      <text:p text:style-name="P1"><text:span text:style-name="T2">Abstract</text:span>. This article shows how to describe behavior of search algorithms A* (A star) and</text:p>
      <text:p text:style-name="P1">Greedy Search to find a solution in puzzle of 8 parts in different board configurations. Also in</text:p>
      <text:p text:style-name="P1">this article addressed as main functions of the above algorithms and your comparisons</text:p>
      <text:p text:style-name="P1">regarding the performance.</text:p>
      <text:p text:style-name="P1"/>
      <text:p text:style-name="P1"><text:span text:style-name="T2">Resumo. </text:span>Este meta-artigo visa descrever como se dá o comportamento dos algoritmos de</text:p>
      <text:p text:style-name="P1">busca A*(A estrela) e Busca Gulosa para encontrar a solução em um Puzzle de 8 peças em</text:p>
      <text:p text:style-name="P1">diferentes configurações de tabuleiro. Este meta-artigo também será abordado as principais</text:p>
      <text:p text:style-name="P1">funções dos algoritmos mencionados e a sua comparação em relação ao desempenho.</text:p>
      <text:p text:style-name="P1"/>
      <text:p text:style-name="P4">1. Informações Gerais</text:p>
      <text:p text:style-name="P1">Os algoritmos de busca foram implementados na linguagem Java por trazer maior</text:p>
      <text:p text:style-name="P1">abstração e estruturas já implementadas, dando maior facilidade para a implementação.</text:p>
      <text:p text:style-name="P1">Para a execução dos algoritmos é necessário informar a entrada em formato “.txt” e</text:p>
      <text:p text:style-name="P1">informando também qual heurística utilizar, dentre as possíveis, estão: distância de</text:p>
      <text:p text:style-name="P1">Manhattan, distância Euclidiana e distância de Canberra, levando em consideração a</text:p>
      <text:p text:style-name="P1">entrada como sendo a configuração inicial do tabuleiro e o objetivo como sendo fixo, onde já</text:p>
      <text:p text:style-name="P1">está determinado para ser a solução do puzzle, não precisando informar qual o objetivo</text:p>
      <text:p text:style-name="P1">deseja-se. Vale lembrar que o espaço em branco do puzzle é o valor “0” da matriz.</text:p>
      <text:p text:style-name="P1"/>
      <text:p text:style-name="P4">2. A*(A Star)</text:p>
      <text:p text:style-name="P1">O objetivo do algoritmo A*(A Star) é buscar um caminho entre um vértice inicial e final,</text:p>
      <text:p text:style-name="P1">verificando qual caminho tomar através das heurísticas, que serve para determinar o menor</text:p>
      <text:p text:style-name="P1">caminho até o objetivo. É utilizado uma estrutura de pilha para empilhar os possíveis</text:p>
      <text:p text:style-name="P1">caminhos a partir do espaço em branco, se esta pilha estiver vazia e não for o estado</text:p>
      <text:p text:style-name="P1">objetivo o algoritmo é interrompido, caso contrário é escolhido o nó caminho com o custo</text:p>
      <text:p text:style-name="P1">igual ou menor do nó atual. Se o próximo nó for o estado final então o algoritmo é</text:p>
      <text:p text:style-name="P1">interrompido pois chegou no objetivo, caso contrário ele é removido da pilha, tomado como</text:p>
      <text:p text:style-name="P1">estado atual e adicionado à uma lista de visitados. Para este novo nó, é realizado a sua</text:p>
      <text:p text:style-name="P1">expansão adicionando seus caminhos derivados novamente à pilha e o processo repetido.3. Greedy Search</text:p>
      <text:p text:style-name="P1">O funcionamento do algoritmo de busca gulosa se dá escolhendo o nó filho menos custoso,</text:p>
      <text:p text:style-name="P1">tomando decisões com base nas informações disponíveis na iteração atual, escolhendo o</text:p>
      <text:p text:style-name="P1">nó que mais parece próximo ao objetivo de acordo com o resultado da heurística.</text:p>
      <text:p text:style-name="P1"/>
      <text:p text:style-name="P1"/>
      <text:p text:style-name="P1"/>
      <text:p text:style-name="P1"/>
      <text:p text:style-name="P4"><text:soft-page-break/>4. Heurísticas</text:p>
      <text:p text:style-name="P1">Para determinar um caminho para a solução do puzzle, os algoritmos de busca baseiam-se</text:p>
      <text:p text:style-name="P1">nos resultados das heurísticas para determinar qual caminho seguir. Todos os possíveis</text:p>
      <text:p text:style-name="P1">nós da pilha de caminhos alternativos tem sua heurística calculada e comparada com os</text:p>
      <text:p text:style-name="P1">demais nós, aquele nó que tiver o valor da heurística igual ou menor ao valor do nó atual é</text:p>
      <text:p text:style-name="P1">o caminho escolhido, pois está mais “próximo” à solução final. Foram utilizados três</text:p>
      <text:p text:style-name="P1">heurísticas para calcular a distância entre o estado inicial/atual e objetivo final, entre os</text:p>
      <text:p text:style-name="P1">métodos implementados estão: distância Euclidiana, distância de Manhattan e distância de</text:p>
      <text:p text:style-name="P1">Canberra.</text:p>
      <text:p text:style-name="P1"/>
      <text:p text:style-name="P4">4.1 Distância Manhattan</text:p>
      <text:p text:style-name="P1">É a distância entre dois pontos em um espaço euclidiano de coordenadas fixas, dada pela</text:p>
      <text:p text:style-name="P1">fórmula matemática d = |a1-b1| + |a2-b2|; e expressa na forma de algoritmo:</text:p>
      <text:p text:style-name="P1"><text:tab/>for (int i = 0; i &lt; tamanho; i++){</text:p>
      <text:p text:style-name="P1"><text:tab/><text:tab/>posicaoAtual = mesaAtual.getposicaoMesa(i);</text:p>
      <text:p text:style-name="P1"><text:tab/><text:tab/>destino = objetivo.getposicaoMesa(i)</text:p>
      <text:p text:style-name="P1"><text:tab/><text:tab/>distancia = Math.abs(posicaoAtual[0]-destino[0]) + Math.abs(posicaoAtual[1]-destino[1]);</text:p>
      <text:p text:style-name="P1"><text:tab/><text:tab/>somaDistancia += distancia;</text:p>
      <text:p text:style-name="P1"><text:tab/>}<text:tab/></text:p>
      <text:p text:style-name="P1"/>
      <text:p text:style-name="P4">4.2 Distância Euclidiana</text:p>
      <text:p text:style-name="P1">É a distância entre dois pontos que pode ser calculada pelo método do teorema de</text:p>
      <text:p text:style-name="P1">Pitágoras.</text:p>
      <text:p text:style-name="P1">Expressa na forma matemática como sendo d =((a1 - b1) + (a2 - b2))^1⁄2, e expressa na</text:p>
      <text:p text:style-name="P1">forma de algoritmo:</text:p>
      <text:p text:style-name="P1"><text:tab/>for (int i = 0; i &lt; tamanho; i++){</text:p>
      <text:p text:style-name="P1"><text:tab/><text:tab/>posicaoAtual = mesaAtual.getposicaoMesa(i);</text:p>
      <text:p text:style-name="P1"><text:tab/><text:tab/>destino = objetivo.getposicaoMesa(i);</text:p>
      <text:p text:style-name="P1"><text:tab/><text:tab/>distancia = (int) Math.sqrt((Math.pow(posicaoAtual[0] – destino[0], 2) + Math.pow(posicaoAtual [1]-destino[1],2)));</text:p>
      <text:p text:style-name="P1"><text:tab/><text:tab/>somaDistancia += distancia;</text:p>
      <text:p text:style-name="P1"><text:tab/>}</text:p>
      <text:p text:style-name="P1"/>
      <text:p text:style-name="P4">4.3 Distância Canberra</text:p>
      <text:p text:style-name="P1">É obtido através dos pares entre os vetores destino e origem em um espaço n-dimensional.</text:p>
      <text:p text:style-name="P1">Expressa na fórmula matemática d = (|ai - bi| / |ai| + |bi|), onde i vai de 0 até o número de</text:p>
      <text:p text:style-name="P1">dimensões, e expressa na forma de algoritmo:</text:p>
      <text:p text:style-name="P1"><text:tab/>for ( int i = 0; i &lt; tamanho; i++){</text:p>
      <text:p text:style-name="P1"><text:tab/><text:tab/>posicaoAtual = mesaAtual.getposicaoMesa(i);</text:p>
      <text:p text:style-name="P1"><text:tab/><text:tab/>destino = objetivo.getposicaoMesa(i);</text:p>
      <text:p text:style-name="P1"><text:tab/><text:tab/>distancia = Math.abs(posicaoAtual[0]-destino[0])/(Math.abs(posicaoAtual[1])+ Math.abs(destino[1])+1);</text:p>
      <text:p text:style-name="P1"><text:tab/><text:tab/>somaDistancia += distancia;</text:p>
      <text:p text:style-name="P1"><text:tab/>}</text:p>
      <text:p text:style-name="P1"/>
      <text:p text:style-name="P1"/>
      <text:p text:style-name="P1"/>
      <text:p text:style-name="P1"/>
      <text:p text:style-name="P4"><text:soft-page-break/>5. Resultados</text:p>
      <text:p text:style-name="P1">Foram utilizados três tipos de entradas diferentes,”inicio1.txt”, “inicio2.txt” e “inicio3.txt”,</text:p>
      <text:p text:style-name="P1">tendo todas um único objetivo em comum dada na forma: [1,2,3 ; 4,5,6 ; 7,8,0]. Iremos citar</text:p>
      <text:p text:style-name="P1">dois dos três exemplos executados em cada busca. Os resultados foram:</text:p>
      <text:p text:style-name="P1"/>
      <text:p text:style-name="P4">5.1 A*(AStar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22:06:17.974617300</meta:creation-date>
    <dc:date>2017-04-25T22:14:56.909035749</dc:date>
    <meta:editing-duration>PT8M40S</meta:editing-duration>
    <meta:editing-cycles>1</meta:editing-cycles>
    <meta:document-statistic meta:table-count="0" meta:image-count="0" meta:object-count="0" meta:page-count="3" meta:paragraph-count="82" meta:word-count="772" meta:character-count="5103" meta:non-whitespace-character-count="4375"/>
    <meta:generator>LibreOffice/5.1.6.2$Linux_X86_64 LibreOffice_project/10m0$Build-2</meta:generator>
  </office:meta>
</office:document-meta>
</file>